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000000100134C577000351F60.png" manifest:media-type="image/png"/>
  <manifest:file-entry manifest:full-path="Pictures/10000000000001000000010086C01F97D5BE28D7.png" manifest:media-type="image/png"/>
  <manifest:file-entry manifest:full-path="Pictures/100000000000010000000100DA6C1DDB334653E6.png" manifest:media-type="image/png"/>
  <manifest:file-entry manifest:full-path="Pictures/1000000000000100000001005EC1503E5FF282BA.png" manifest:media-type="image/png"/>
  <manifest:file-entry manifest:full-path="Pictures/1000000000000100000001003D8C04E290F4029E.png" manifest:media-type="image/png"/>
  <manifest:file-entry manifest:full-path="Pictures/1000000000000100000001003BE24EE29580F08A.png" manifest:media-type="image/png"/>
  <manifest:file-entry manifest:full-path="Pictures/1000000000000100000001002328582F53DAE0FD.png" manifest:media-type="image/png"/>
  <manifest:file-entry manifest:full-path="Pictures/100000000000010000000100B9941CB424F447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418cm" svg:height="5.418cm" svg:x="0.578cm" svg:y="0.84cm">
          <draw:image xlink:href="Pictures/100000000000010000000100DA6C1DDB334653E6.png" xlink:type="simple" xlink:show="embed" xlink:actuate="onLoad">
            <text:p/>
          </draw:image>
        </draw:frame>
        <draw:frame draw:style-name="gr1" draw:text-style-name="P1" draw:layer="layout" svg:width="5.418cm" svg:height="5.418cm" svg:x="5.939cm" svg:y="0.824cm">
          <draw:image xlink:href="Pictures/10000000000001000000010086C01F97D5BE28D7.png" xlink:type="simple" xlink:show="embed" xlink:actuate="onLoad">
            <text:p/>
          </draw:image>
        </draw:frame>
        <draw:frame draw:style-name="gr1" draw:text-style-name="P1" draw:layer="layout" svg:width="5.418cm" svg:height="5.418cm" svg:x="11.373cm" svg:y="0.84cm">
          <draw:image xlink:href="Pictures/1000000000000100000001003D8C04E290F4029E.png" xlink:type="simple" xlink:show="embed" xlink:actuate="onLoad">
            <text:p/>
          </draw:image>
        </draw:frame>
        <draw:frame draw:style-name="gr1" draw:text-style-name="P1" draw:layer="layout" svg:width="5.418cm" svg:height="5.418cm" svg:x="0.578cm" svg:y="6.301cm">
          <draw:image xlink:href="Pictures/1000000000000100000001002328582F53DAE0FD.png" xlink:type="simple" xlink:show="embed" xlink:actuate="onLoad">
            <text:p/>
          </draw:image>
        </draw:frame>
        <draw:frame draw:style-name="gr1" draw:text-style-name="P1" draw:layer="layout" svg:width="5.418cm" svg:height="5.418cm" svg:x="11.373cm" svg:y="6.201cm">
          <draw:image xlink:href="Pictures/1000000000000100000001005EC1503E5FF282BA.png" xlink:type="simple" xlink:show="embed" xlink:actuate="onLoad">
            <text:p/>
          </draw:image>
        </draw:frame>
        <draw:frame draw:style-name="gr1" draw:text-style-name="P1" draw:layer="layout" svg:width="5.418cm" svg:height="5.418cm" svg:x="6.002cm" svg:y="6.2cm">
          <draw:image xlink:href="Pictures/100000000000010000000100B9941CB424F4478F.png" xlink:type="simple" xlink:show="embed" xlink:actuate="onLoad">
            <text:p/>
          </draw:image>
        </draw:frame>
        <draw:frame draw:style-name="gr1" draw:text-style-name="P1" draw:layer="layout" svg:width="5.418cm" svg:height="5.418cm" svg:x="16.734cm" svg:y="0.813cm">
          <draw:image xlink:href="Pictures/1000000000000100000001003BE24EE29580F08A.png" xlink:type="simple" xlink:show="embed" xlink:actuate="onLoad">
            <text:p/>
          </draw:image>
        </draw:frame>
        <draw:frame draw:style-name="gr1" draw:text-style-name="P1" draw:layer="layout" svg:width="5.418cm" svg:height="5.418cm" svg:x="16.764cm" svg:y="6.223cm">
          <draw:image xlink:href="Pictures/100000000000010000000100134C577000351F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23T19:59:03.692525121</dc:date>
    <meta:editing-duration>PT8S</meta:editing-duration>
    <meta:editing-cycles>1</meta:editing-cycles>
    <meta:document-statistic meta:object-count="8"/>
    <meta:generator>LibreOffice/6.0.7.3$Linux_X86_64 LibreOffice_project/00m0$Build-3</meta:generator>
  </office:meta>
</office:document-meta>
</file>